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878in" svg:height="4.3398in" svg:x="2.6421in" svg:y="0.0417in">
            <draw:object draw:notify-on-update-of-ranges="Sheet1.A1:Sheet1.A1 Sheet1.A2:Sheet1.A30 Sheet1.B1:Sheet1.B1 Sheet1.B2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um_simulaciones</text:p>
          </table:table-cell>
          <table:table-cell office:value-type="string" calcext:value-type="string">
            <text:p>media_tiempo_oc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889763" calcext:value-type="float">
            <text:p>83.889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.990578" calcext:value-type="float">
            <text:p>84.9905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.600029" calcext:value-type="float">
            <text:p>84.600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.258781" calcext:value-type="float">
            <text:p>84.2587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.896194" calcext:value-type="float">
            <text:p>83.8961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.608261" calcext:value-type="float">
            <text:p>83.6082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.592644" calcext:value-type="float">
            <text:p>83.5926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.353004" calcext:value-type="float">
            <text:p>83.353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.569099" calcext:value-type="float">
            <text:p>83.5690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.696335" calcext:value-type="float">
            <text:p>83.696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.759918" calcext:value-type="float">
            <text:p>83.7599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.534149" calcext:value-type="float">
            <text:p>83.5341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.553467" calcext:value-type="float">
            <text:p>83.5534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3.420769" calcext:value-type="float">
            <text:p>83.4207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.390984" calcext:value-type="float">
            <text:p>83.3909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3.506706" calcext:value-type="float">
            <text:p>83.5067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3.465591" calcext:value-type="float">
            <text:p>83.4655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3.476257" calcext:value-type="float">
            <text:p>83.4762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3.497932" calcext:value-type="float">
            <text:p>83.4979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.543564" calcext:value-type="float">
            <text:p>83.5435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3.45575" calcext:value-type="float">
            <text:p>83.455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3.448975" calcext:value-type="float">
            <text:p>83.4489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3.443787" calcext:value-type="float">
            <text:p>83.44378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3.454796" calcext:value-type="float">
            <text:p>83.45479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3.473701" calcext:value-type="float">
            <text:p>83.4737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3.468857" calcext:value-type="float">
            <text:p>83.46885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3.463646" calcext:value-type="float">
            <text:p>83.46364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3.51606" calcext:value-type="float">
            <text:p>83.516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3.530228" calcext:value-type="float">
            <text:p>83.530228</text:p>
          </table:table-cell>
        </table:table-row>
        <table:table-row table:style-name="ro1" table:number-rows-repeated="104854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7:26:42.479117603</meta:creation-date>
    <dc:date>2022-12-05T23:31:53.915156239</dc:date>
    <meta:editing-duration>PT6H5M12S</meta:editing-duration>
    <meta:editing-cycles>1</meta:editing-cycles>
    <meta:document-statistic meta:table-count="1" meta:cell-count="60" meta:object-count="1"/>
    <meta:generator>LibreOffice/7.4.3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83cm" svg:height="11.024cm" xlink:href=".." xlink:type="simple" chart:class="chart:line" chart:style-name="ch1">
        <chart:legend chart:legend-position="end" svg:x="18.523cm" svg:y="5.213cm" style:legend-expansion="high" chart:style-name="ch2"/>
        <chart:plot-area chart:style-name="ch3" table:cell-range-address="Sheet1.A1:Sheet1.B30" chart:data-source-has-labels="both" svg:x="0.456cm" svg:y="0.22cm" svg:width="17.611cm" svg:height="10.584cm">
          <chart:coordinate-region svg:x="1.368cm" svg:y="0.419cm" svg:width="16.557cm" svg:height="9.201cm"/>
          <chart:axis chart:dimension="x" chart:name="primary-x" chart:style-name="ch4" chartooo:axis-type="auto">
            <chartooo:date-scale/>
            <chart:categories table:cell-range-address="Sheet1.A2:Sheet1.A3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label-cell-address="Sheet1.B1:Sheet1.B1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_tiempo_oci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30</svg:desc>
                </draw:g>
              </table:table-cell>
              <table:table-cell office:value-type="float" office:value="83.889763">
                <text:p>83.889763</text:p>
                <draw:g>
                  <svg:desc>Sheet1.B2:Sheet1.B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.990578">
                <text:p>84.9905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.600029">
                <text:p>84.6000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4.258781">
                <text:p>84.2587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.896194">
                <text:p>83.8961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3.608261">
                <text:p>83.6082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3.592644">
                <text:p>83.5926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3.353004">
                <text:p>83.353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3.569099">
                <text:p>83.5690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3.696335">
                <text:p>83.6963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3.759918">
                <text:p>83.7599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3.534149">
                <text:p>83.53414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3.553467">
                <text:p>83.5534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.420769">
                <text:p>83.4207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3.390984">
                <text:p>83.3909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3.506706">
                <text:p>83.50670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3.465591">
                <text:p>83.46559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3.476257">
                <text:p>83.47625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3.497932">
                <text:p>83.4979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3.543564">
                <text:p>83.5435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3.45575">
                <text:p>83.455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3.448975">
                <text:p>83.4489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3.443787">
                <text:p>83.4437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3.454796">
                <text:p>83.45479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3.473701">
                <text:p>83.4737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3.468857">
                <text:p>83.46885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3.463646">
                <text:p>83.46364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3.51606">
                <text:p>83.516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3.530228">
                <text:p>83.530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